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2B84A8988.png" manifest:media-type=""/>
  <manifest:file-entry manifest:full-path="Pictures/10000201000000AC0000003A22085A02.png" manifest:media-type=""/>
  <manifest:file-entry manifest:full-path="Pictures/10000000000000BE000000BED464F4C9.png" manifest:media-type=""/>
  <manifest:file-entry manifest:full-path="Pictures/10000201000002AC0000012C31278AF4.png" manifest:media-type=""/>
  <manifest:file-entry manifest:full-path="Pictures/10000201000002ED000002C1E9ECEFF2.png" manifest:media-type=""/>
  <manifest:file-entry manifest:full-path="Pictures/10000201000003580000012C1A7B7AB0.png" manifest:media-type=""/>
  <manifest:file-entry manifest:full-path="Pictures/10000201000004B00000016F511C2E32.png" manifest:media-type=""/>
  <manifest:file-entry manifest:full-path="Pictures/10000201000003570000012C692E518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urostile" svg:font-family="Eurostile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69cm, 0cm, 1.806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5cm" fo:min-width="24.3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5cm" fo:min-width="61.828cm"/>
    </style:style>
    <style:style style:name="P1" style:family="paragraph">
      <style:paragraph-properties fo:text-align="center"/>
    </style:style>
    <style:style style:name="P2" style:family="paragraph">
      <style:text-properties fo:color="#004586" style:font-name="Eurostile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color="#004586" style:font-name="Eurostile" fo:font-size="22pt" style:font-size-asian="22pt" style:font-size-complex="22pt"/>
    </style:style>
    <style:style style:name="T1" style:family="text">
      <style:text-properties fo:color="#004586" style:font-name="Eurostile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4586" style:font-name="Eurosti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62cm" svg:height="2.161cm" svg:x="11.472cm" svg:y="5.148cm">
          <draw:image xlink:href="Pictures/10000201000003570000012C692E518B.png" xlink:type="simple" xlink:show="embed" xlink:actuate="onLoad">
            <text:p/>
          </draw:image>
        </draw:frame>
        <draw:frame draw:style-name="gr1" draw:text-style-name="P1" draw:layer="layout" svg:width="7.063cm" svg:height="2.159cm" svg:x="11.728cm" svg:y="7.514cm">
          <draw:image xlink:href="Pictures/10000201000004B00000016F511C2E32.png" xlink:type="simple" xlink:show="embed" xlink:actuate="onLoad">
            <text:p/>
          </draw:image>
        </draw:frame>
        <draw:frame draw:style-name="gr1" draw:text-style-name="P1" draw:layer="layout" svg:width="5.163cm" svg:height="1.806cm" svg:x="24.428cm" svg:y="7.731cm">
          <draw:image xlink:href="Pictures/10000201000003580000012C1A7B7AB0.png" xlink:type="simple" xlink:show="embed" xlink:actuate="onLoad">
            <text:p/>
          </draw:image>
        </draw:frame>
        <draw:frame draw:style-name="gr1" draw:text-style-name="P1" draw:layer="layout" svg:width="10.929cm" svg:height="10.289cm" draw:transform="rotate (-0.657814595076663) translate (21.578cm 3.972cm)">
          <draw:image xlink:href="Pictures/10000201000002ED000002C1E9ECEFF2.png" xlink:type="simple" xlink:show="embed" xlink:actuate="onLoad">
            <text:p/>
          </draw:image>
        </draw:frame>
        <draw:frame draw:style-name="gr1" draw:text-style-name="P1" draw:layer="layout" svg:width="10.929cm" svg:height="10.29cm" draw:transform="rotate (2.32076430637686) translate (21.691cm 11.027cm)">
          <draw:image xlink:href="Pictures/10000201000002ED000002C1E9ECEFF2.png" xlink:type="simple" xlink:show="embed" xlink:actuate="onLoad">
            <text:p/>
          </draw:image>
        </draw:frame>
        <draw:frame draw:style-name="gr1" draw:text-style-name="P1" draw:layer="layout" svg:width="10.929cm" svg:height="10.29cm" draw:transform="rotate (2.32076430637686) translate (7.314cm 11.027cm)">
          <draw:image xlink:href="Pictures/10000201000002ED000002C1E9ECEFF2.png" xlink:type="simple" xlink:show="embed" xlink:actuate="onLoad">
            <text:p/>
          </draw:image>
        </draw:frame>
        <draw:frame draw:style-name="gr2" draw:text-style-name="P1" draw:layer="layout" svg:width="4.82cm" svg:height="1.583cm" svg:x="0.46cm" svg:y="5.437cm">
          <draw:image xlink:href="Pictures/10000000000000BE000000BED464F4C9.png" xlink:type="simple" xlink:show="embed" xlink:actuate="onLoad">
            <text:p/>
          </draw:image>
        </draw:frame>
        <draw:frame draw:style-name="gr3" draw:text-style-name="P2" draw:layer="layout" svg:width="4.311cm" svg:height="1.545cm" svg:x="4.899cm" svg:y="5.638cm">
          <draw:text-box>
            <text:p><text:span text:style-name="T1">DOORS</text:span></text:p>
          </draw:text-box>
        </draw:frame>
        <draw:frame draw:style-name="gr1" draw:text-style-name="P1" draw:layer="layout" svg:width="4.903cm" svg:height="1.651cm" svg:x="0.129cm" svg:y="7.326cm">
          <draw:image xlink:href="Pictures/10000201000000AC0000003A22085A02.png" xlink:type="simple" xlink:show="embed" xlink:actuate="onLoad">
            <text:p/>
          </draw:image>
        </draw:frame>
        <draw:frame draw:style-name="gr1" draw:text-style-name="P1" draw:layer="layout" svg:width="5.388cm" svg:height="1.307cm" svg:x="4.812cm" svg:y="7.168cm">
          <draw:image xlink:href="Pictures/10000201000000C800000032B84A8988.png" xlink:type="simple" xlink:show="embed" xlink:actuate="onLoad">
            <text:p/>
          </draw:image>
        </draw:frame>
        <draw:frame draw:style-name="gr4" draw:text-style-name="P3" draw:layer="layout" svg:width="10.818cm" svg:height="1.545cm" svg:x="0.803cm" svg:y="9.111cm">
          <draw:text-box>
            <text:p><text:span text:style-name="T2">… </text:span><text:span text:style-name="T2">and many more tools</text:span></text:p>
          </draw:text-box>
        </draw:frame>
        <draw:frame draw:style-name="gr1" draw:text-style-name="P1" draw:layer="layout" svg:width="10.929cm" svg:height="10.289cm" draw:transform="rotate (-0.657814595076663) translate (7.18cm 4.064cm)">
          <draw:image xlink:href="Pictures/10000201000002ED000002C1E9ECEFF2.png" xlink:type="simple" xlink:show="embed" xlink:actuate="onLoad">
            <text:p/>
          </draw:image>
        </draw:frame>
        <draw:frame draw:style-name="gr1" draw:text-style-name="P1" draw:layer="layout" svg:width="4.967cm" svg:height="2.178cm" svg:x="24.384cm" svg:y="5.461cm">
          <draw:image xlink:href="Pictures/10000201000002AC0000012C31278A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Eurostile" svg:font-family="Eurostile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48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Jastram</meta:initial-creator>
    <meta:creation-date>2014-07-13T13:52:15.668745140</meta:creation-date>
    <dc:date>2014-07-13T15:12:27.194708322</dc:date>
    <dc:creator>Michael Jastram</dc:creator>
    <meta:editing-duration>PT59M48S</meta:editing-duration>
    <meta:editing-cycles>4</meta:editing-cycles>
    <meta:generator>LibreOffice/4.1.3.2$Linux_X86_64 LibreOffice_project/410m0$Build-2</meta:generator>
    <meta:document-statistic meta:object-count="13"/>
  </office:meta>
</office:document-meta>
</file>